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reformatted_20_Text">
      <style:text-properties style:text-position="0% 100%" style:font-name="Arial" fo:font-size="12pt" fo:font-weight="normal" officeooo:paragraph-rsid="0001adee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style:font-name="Arial" fo:font-size="12pt" style:font-size-asian="12pt" style:font-size-complex="12pt"/>
    </style:style>
    <style:style style:name="P5" style:family="paragraph" style:parent-style-name="Standard">
      <style:text-properties style:text-position="0% 100%" style:font-name="Arial" fo:font-size="12pt" officeooo:rsid="0001adee" officeooo:paragraph-rsid="0001adee" style:font-size-asian="12pt" style:font-size-complex="12pt"/>
    </style:style>
    <style:style style:name="P6" style:family="paragraph" style:parent-style-name="Standard">
      <style:text-properties style:text-position="0% 100%" style:font-name="Arial" fo:font-size="12pt" officeooo:rsid="00035c61" officeooo:paragraph-rsid="00035c61" style:font-size-asian="12pt" style:font-size-complex="12pt"/>
    </style:style>
    <style:style style:name="P7" style:family="paragraph" style:parent-style-name="Standard">
      <style:text-properties style:text-position="0% 100%" style:font-name="Arial" fo:font-size="12pt" fo:font-weight="bold" officeooo:paragraph-rsid="0001adee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position="0% 100%" style:font-name="Arial" fo:font-size="12pt" fo:font-weight="bold" officeooo:rsid="0001adee" officeooo:paragraph-rsid="0001adee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1adee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286ff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solid" draw:fill-color="#ffffff"/>
      <style:paragraph-properties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6ff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1adee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286ff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1adee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6ff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35c61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d6c4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0384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5d6c4" officeooo:paragraph-rsid="0005d6c4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officeooo:paragraph-rsid="0005d6c4" style:font-name-asian="Times New Roman" style:language-asian="es" style:country-asian="ES" style:font-name-complex="Calibri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officeooo:paragraph-rsid="0006cdd0" style:font-name-asian="Times New Roman" style:language-asian="es" style:country-asian="ES" style:font-name-complex="Calibri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6cdd0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060384" officeooo:paragraph-rsid="00060384"/>
    </style:style>
    <style:style style:name="P25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1adee"/>
    </style:style>
    <style:style style:name="P26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286ff"/>
    </style:style>
    <style:style style:name="P27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35c61"/>
    </style:style>
    <style:style style:name="P28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position="0% 100%" style:font-name="Arial" fo:font-size="12pt" fo:font-weight="bold" officeooo:rsid="0001adee" officeooo:paragraph-rsid="0005d6c4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5d6c4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30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6cdd0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31" style:family="paragraph" style:parent-style-name="Standard">
      <loext:graphic-properties draw:fill="solid" draw:fill-color="#ffffff"/>
      <style:paragraph-properties fo:margin-top="0.494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5d6c4"/>
    </style:style>
    <style:style style:name="P32" style:family="paragraph" style:parent-style-name="Standard">
      <loext:graphic-properties draw:fill="solid" draw:fill-color="#ffffff"/>
      <style:paragraph-properties fo:margin-top="0.494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33" style:family="paragraph" style:parent-style-name="Standard">
      <loext:graphic-properties draw:fill="solid" draw:fill-color="#ffffff"/>
      <style:paragraph-properties fo:margin-top="0.423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34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6cdd0"/>
    </style:style>
    <style:style style:name="P3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01adee" officeooo:paragraph-rsid="0006cdd0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36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529" style:text-position="0% 100%" style:font-name="Arial" fo:font-size="12pt" fo:font-weight="bold" officeooo:rsid="00134a9f" officeooo:paragraph-rsid="00134a9f" style:font-name-asian="Times New Roman" style:font-size-asian="12pt" style:language-asian="es" style:country-asian="ES" style:font-weight-asian="bold" style:font-name-complex="Calibri" style:font-size-complex="12pt" style:font-weight-complex="bold"/>
    </style:style>
    <style:style style:name="P3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4a9f"/>
    </style:style>
    <style:style style:name="P3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434ea"/>
    </style:style>
    <style:style style:name="T1" style:family="text">
      <style:text-properties fo:color="#212529" style:font-name-asian="Times New Roman" style:language-asian="es" style:country-asian="ES" style:font-name-complex="Calibri"/>
    </style:style>
    <style:style style:name="T2" style:family="text">
      <style:text-properties fo:color="#212529" officeooo:rsid="0005d6c4" style:font-name-asian="Times New Roman" style:language-asian="es" style:country-asian="ES" style:font-name-complex="Calibri"/>
    </style:style>
    <style:style style:name="T3" style:family="text">
      <style:text-properties fo:color="#212529" officeooo:rsid="0006cdd0" style:font-name-asian="Times New Roman" style:language-asian="es" style:country-asian="ES" style:font-name-complex="Calibri"/>
    </style:style>
    <style:style style:name="T4" style:family="text">
      <style:text-properties fo:color="#212529" officeooo:rsid="00035c61" style:font-name-asian="Times New Roman" style:language-asian="es" style:country-asian="ES" style:font-name-complex="Calibri"/>
    </style:style>
    <style:style style:name="T5" style:family="text">
      <style:text-properties fo:color="#212529" style:text-position="0% 100%" fo:font-size="12pt" fo:font-weight="bold" officeooo:rsid="00134a9f" style:font-size-asian="12pt" style:language-asian="es" style:country-asian="ES" style:font-weight-asian="bold" style:font-size-complex="12pt" style:font-weight-complex="bold"/>
    </style:style>
    <style:style style:name="T6" style:family="text">
      <style:text-properties fo:color="#212529" style:text-position="0% 100%" fo:font-size="12pt" officeooo:rsid="00134a9f" style:font-size-asian="12pt" style:language-asian="es" style:country-asian="ES" style:font-size-complex="12pt"/>
    </style:style>
    <style:style style:name="T7" style:family="text">
      <style:text-properties fo:color="#212529" style:text-position="0% 100%" style:font-name="Liberation Mono" fo:font-size="12pt" fo:font-weight="bold" officeooo:rsid="00134a9f" style:font-name-asian="Noto Sans Mono CJK SC" style:font-size-asian="12pt" style:language-asian="es" style:country-asian="ES" style:font-weight-asian="bold" style:font-name-complex="Liberation Mono" style:font-size-complex="12pt" style:font-weight-complex="bold"/>
    </style:style>
    <style:style style:name="T8" style:family="text">
      <style:text-properties officeooo:rsid="00035c61"/>
    </style:style>
    <style:style style:name="T9" style:family="text">
      <style:text-properties officeooo:rsid="00053f72"/>
    </style:style>
    <style:style style:name="T10" style:family="text">
      <style:text-properties officeooo:rsid="0005d6c4"/>
    </style:style>
    <style:style style:name="T11" style:family="text">
      <style:text-properties officeooo:rsid="00060384"/>
    </style:style>
    <style:style style:name="T12" style:family="text">
      <style:text-properties officeooo:rsid="0006cdd0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Mono" fo:font-size="12pt" fo:font-weight="normal" officeooo:rsid="0008428d" style:font-name-asian="Noto Sans Mono CJK SC" style:font-size-asian="12pt" style:font-weight-asian="normal" style:font-name-complex="Liberation Mono" style:font-size-complex="12pt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34a9f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7"/>
      <text:p text:style-name="P7"/>
      <text:p text:style-name="P8">1- Instal·lar postgresql</text:p>
      <text:p text:style-name="P8"/>
      <text:p text:style-name="P1">sudo apt-get update</text:p>
      <text:p text:style-name="P1"/>
      <text:p text:style-name="P3">sudo apt-get install postgresql postgresql-contrib</text:p>
      <text:p text:style-name="P3"/>
      <text:p text:style-name="P3"><text:span text:style-name="Source_20_Text">apt-get install python3-pip</text:span></text:p>
      <text:p text:style-name="P3"><text:span text:style-name="Source_20_Text">sudo pip3 install psycopg2</text:span></text:p>
      <text:p text:style-name="P2"><text:span text:style-name="Source_20_Text"><text:span text:style-name="T13">sudo pip3 install </text:span></text:span><text:span text:style-name="Source_20_Text"><text:span text:style-name="T14">yoyo-migrations</text:span></text:span></text:p>
      <text:p text:style-name="P3">https://github.com/medwig/yoyo-migration-tutorial</text:p>
      <text:p text:style-name="P7"/>
      <text:p text:style-name="P8">Crear un nou usuari</text:p>
      <text:p text:style-name="P7"/>
      <text:p text:style-name="P4">sudo -i -u jnadal</text:p>
      <text:p text:style-name="P4">sudo adduser jnadal</text:p>
      <text:p text:style-name="P4"/>
      <text:p text:style-name="P5">contrasenya= futbolin</text:p>
      <text:p text:style-name="P5"/>
      <text:p text:style-name="P6">psql jnadal</text:p>
      <text:p text:style-name="P6"/>
      <text:p text:style-name="P6"/>
      <text:p text:style-name="P6">//</text:p>
      <text:p text:style-name="P6"/>
      <text:p text:style-name="P6"><text:span text:style-name="Source_20_Text"><text:span text:style-name="T15">sudo -u postgres psql -c "ALTER USER postgres PASSWORD 'postgres';"</text:span></text:span></text:p>
      <text:p text:style-name="P6"><text:span text:style-name="Source_20_Text"><text:span text:style-name="T15"/></text:span></text:p>
      <text:p text:style-name="P6"><text:span text:style-name="Source_20_Text"><text:span text:style-name="T15">sudo -u postgres psql -c "CREATE DATABASE testdb;"</text:span></text:span></text:p>
      <text:p text:style-name="P6"><text:span text:style-name="Source_20_Text"><text:span text:style-name="T15"/></text:span></text:p>
      <text:p text:style-name="P6"><text:span text:style-name="Source_20_Text"><text:span text:style-name="T15">sudo service postgresql start</text:span></text:span></text:p>
      <text:p text:style-name="P5"/>
      <text:p text:style-name="P5"/>
      <text:p text:style-name="P8">2- Crear taules en postgresql</text:p>
      <text:p text:style-name="P8"/>
      <text:p text:style-name="P25">CREATE TABLE <text:span text:style-name="T8">VPFMODEL</text:span> (</text:p>
      <text:p text:style-name="P18"><text:tab/><text:tab/><text:span text:style-name="T8">idModel</text:span> <text:s text:c="2"/><text:tab/><text:span text:style-name="T11">SERIAL<text:tab/></text:span><text:span text:style-name="T8"> <text:tab/>PRIMARY KEY</text:span>,</text:p>
      <text:p text:style-name="P16"><text:tab/><text:tab/><text:span text:style-name="T8">codeModel<text:tab/>VARCHAR(</text:span><text:span text:style-name="T9">10</text:span><text:span text:style-name="T8">0)<text:tab/>NOT NULL</text:span></text:p>
      <text:p text:style-name="P14">);</text:p>
      <text:p text:style-name="P9"/>
      <text:p text:style-name="P12"/>
      <text:p text:style-name="P12"/>
      <text:p text:style-name="P26"><text:soft-page-break/>CREATE TABLE <text:span text:style-name="T8">PROTEIN</text:span> (</text:p>
      <text:p text:style-name="P18"><text:tab/><text:tab/><text:span text:style-name="T10">idProtein<text:tab/><text:tab/></text:span><text:span text:style-name="T11">SERIAL<text:tab/></text:span><text:span text:style-name="T10"><text:tab/>PRIMARY KEY,</text:span></text:p>
      <text:p text:style-name="P15"><text:tab/><text:tab/><text:span text:style-name="T10">code<text:tab/><text:tab/>VARCHAR(15)<text:tab/>NOT NULL,</text:span></text:p>
      <text:p text:style-name="P15"><text:tab/><text:tab/><text:span text:style-name="T10">name<text:tab/><text:tab/>VARCHAR(50)<text:tab/>NOT NULL,</text:span></text:p>
      <text:p text:style-name="P15"><text:tab/><text:tab/><text:span text:style-name="T10">gene<text:tab/><text:tab/>VARCHAR(15)<text:tab/>NOT NULL,</text:span></text:p>
      <text:p text:style-name="P15"><text:tab/><text:tab/><text:span text:style-name="T10">location<text:tab/><text:tab/>VARCHAR(100)<text:tab/>NOT NULL,</text:span></text:p>
      <text:p text:style-name="P15"><text:tab/><text:tab/><text:span text:style-name="T10">idSpecie<text:tab/><text:tab/>INTEGER<text:tab/>NOT NULL</text:span></text:p>
      <text:p text:style-name="P20">);</text:p>
      <text:p text:style-name="P15"/>
      <text:p text:style-name="P15"/>
      <text:p text:style-name="P31"><text:span text:style-name="T1">ALTER TABLE </text:span><text:span text:style-name="T2">PROTEIN</text:span><text:span text:style-name="T1"> ADD (</text:span></text:p>
      <text:p text:style-name="P21"/>
      <text:p text:style-name="P17"><text:span text:style-name="T1"><text:tab/><text:tab/>CONSTRAINT <text:s text:c="6"/>FK_</text:span><text:span text:style-name="T2">PROTEIN</text:span><text:span text:style-name="T1">_</text:span><text:span text:style-name="T2">SPECIE</text:span><text:span text:style-name="T1"> FOREIGN KEY ( </text:span><text:span text:style-name="T2">idSpecie</text:span><text:span text:style-name="T1"> )</text:span></text:p>
      <text:p text:style-name="P17"><text:span text:style-name="T1"><text:s text:c="31"/><text:tab/><text:tab/> REFERENCES </text:span><text:span text:style-name="T2">SPECIE</text:span><text:span text:style-name="T1"> ( </text:span><text:span text:style-name="T2">idSpecie</text:span><text:span text:style-name="T1"> )</text:span></text:p>
      <text:p text:style-name="P29"><text:tab/>);</text:p>
      <text:p text:style-name="P29"/>
      <text:p text:style-name="P28"/>
      <text:p text:style-name="P26">CREATE TABLE <text:span text:style-name="T8">SPECIE</text:span> (</text:p>
      <text:p text:style-name="P18"><text:tab/><text:tab/><text:span text:style-name="T10">idSpecie<text:tab/><text:tab/></text:span><text:span text:style-name="T11">SERIAL<text:tab/></text:span><text:span text:style-name="T10"><text:tab/></text:span><text:span text:style-name="T11">PRIMARY KEY,</text:span></text:p>
      <text:p text:style-name="P18"><text:tab/><text:tab/><text:span text:style-name="T11">name<text:tab/><text:tab/></text:span><text:span text:style-name="T10">VARCHAR(50)<text:tab/>NOT NULL,</text:span></text:p>
      <text:p text:style-name="P18"><text:tab/><text:tab/><text:span text:style-name="T11">taxonomy<text:tab/>VARCHAR(20)<text:tab/>NOT NULL,</text:span></text:p>
      <text:p text:style-name="P24"><text:tab/><text:tab/>isVirus<text:tab/><text:tab/>VARCHAR(3)<text:tab/></text:p>
      <text:p text:style-name="P18"><text:tab/><text:tab/><text:tab/><text:tab/><text:tab/><text:span text:style-name="T11">CHECK (isVirus in (‘Yes’, ‘No’))</text:span></text:p>
      <text:p text:style-name="P15">);</text:p>
      <text:p text:style-name="P11"/>
      <text:p text:style-name="P15"><text:tab/></text:p>
      <text:p text:style-name="P15"/>
      <text:p text:style-name="P26">CREATE TABLE <text:span text:style-name="T8">FUNCTION</text:span> (</text:p>
      <text:p text:style-name="P19"><text:span text:style-name="T10"><text:tab/><text:tab/>id</text:span><text:span text:style-name="T12">Function</text:span><text:span text:style-name="T10"><text:tab/></text:span><text:span text:style-name="T11">SERIAL<text:tab/></text:span><text:span text:style-name="T10"><text:tab/>PRIMARY KEY,</text:span></text:p>
      <text:p text:style-name="P19"><text:tab/><text:tab/><text:span text:style-name="T10">code</text:span><text:span text:style-name="T12">GO</text:span><text:span text:style-name="T10"><text:tab/><text:tab/>VARCHAR(15)<text:tab/>NOT NULL,</text:span></text:p>
      <text:p text:style-name="P19"><text:tab/><text:tab/><text:span text:style-name="T12">description</text:span><text:span text:style-name="T10"><text:tab/>VARCHAR(</text:span><text:span text:style-name="T12">200</text:span><text:span text:style-name="T10">)<text:tab/>NOT NULL,</text:span></text:p>
      <text:p text:style-name="P19"><text:tab/><text:tab/><text:span text:style-name="T12">aspect</text:span><text:span text:style-name="T10"><text:tab/><text:tab/>VARCHAR(</text:span><text:span text:style-name="T12">30</text:span><text:span text:style-name="T10">)<text:tab/>NOT NULL</text:span></text:p>
      <text:p text:style-name="P15"><text:tab/>);</text:p>
      <text:p text:style-name="P10"/>
      <text:p text:style-name="P13"/>
      <text:p text:style-name="P26">CREATE TABLE <text:span text:style-name="T8">R_PROTEIN_FUNCTION</text:span> (</text:p>
      <text:p text:style-name="P19"><text:span text:style-name="T10"><text:tab/><text:tab/>idProtein<text:tab/><text:tab/></text:span><text:span text:style-name="T11">SERIAL<text:tab/></text:span><text:span text:style-name="T10"><text:tab/>PRIMARY KEY,</text:span></text:p>
      <text:p text:style-name="P19"><text:tab/><text:tab/><text:span text:style-name="T10">id</text:span><text:span text:style-name="T12">Function</text:span><text:span text:style-name="T10"><text:tab/></text:span><text:span text:style-name="T11">SERIAL<text:tab/></text:span><text:span text:style-name="T10"><text:tab/>PRIMARY KEY</text:span></text:p>
      <text:p text:style-name="P15"><text:soft-page-break/><text:tab/>);</text:p>
      <text:p text:style-name="P15"/>
      <text:p text:style-name="P32"><text:span text:style-name="T1">ALTER TABLE </text:span><text:span text:style-name="T3">R_PROTEIN_FUNCTION</text:span><text:span text:style-name="T1"> ADD (</text:span></text:p>
      <text:p text:style-name="P22"/>
      <text:p text:style-name="P19"><text:span text:style-name="T1"><text:tab/><text:tab/>CONSTRAINT <text:s text:c="6"/>FK_</text:span><text:span text:style-name="T3">R_PROTEIN_FUNCTION_PROTEIN</text:span></text:p>
      <text:p text:style-name="P19"><text:span text:style-name="T3"><text:tab/><text:tab/><text:tab/><text:tab/></text:span><text:span text:style-name="T1"> <text:tab/>FOREIGN KEY ( </text:span><text:span text:style-name="T2">idProtein</text:span><text:span text:style-name="T1"> )</text:span></text:p>
      <text:p text:style-name="P19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1"> ),</text:span></text:p>
      <text:p text:style-name="P33"><text:span text:style-name="T1"><text:tab/><text:tab/>CONSTRAINT <text:s text:c="6"/></text:span><text:span text:style-name="T3">FK_R_PROTEIN_FUNCTION_FUNCTION</text:span></text:p>
      <text:p text:style-name="P19"><text:span text:style-name="T1"><text:tab/><text:tab/><text:tab/><text:tab/><text:tab/>FOREIGN KEY ( </text:span><text:span text:style-name="T2">id</text:span><text:span text:style-name="T3">Function</text:span><text:span text:style-name="T1"> )</text:span></text:p>
      <text:p text:style-name="P34"><text:span text:style-name="T1"><text:s text:c="31"/><text:tab/><text:tab/> <text:tab/> <text:s text:c="11"/>REFERENCES </text:span><text:span text:style-name="T3">FUNCTION</text:span><text:span text:style-name="T1"> ( </text:span><text:span text:style-name="T2">id</text:span><text:span text:style-name="T3">Function</text:span><text:span text:style-name="T1"> )</text:span></text:p>
      <text:p text:style-name="P30"><text:tab/>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CREATE TABLE <text:span text:style-name="T8">R_PROTEIN_MODELVPF</text:span> (</text:p>
      <text:p text:style-name="P19"><text:tab/><text:tab/><text:span text:style-name="T10">idProtein<text:tab/><text:tab/></text:span><text:span text:style-name="T11">SERIAL<text:tab/></text:span><text:span text:style-name="T10"><text:tab/>PRIMARY KEY,</text:span></text:p>
      <text:p text:style-name="P19"><text:tab/><text:tab/><text:span text:style-name="T8">idModel<text:tab/></text:span><text:span text:style-name="T10"><text:tab/></text:span><text:span text:style-name="T11">SERIAL<text:tab/></text:span><text:span text:style-name="T10"><text:tab/>PRIMARY KEY</text:span></text:p>
      <text:p text:style-name="P19"><text:tab/>);</text:p>
      <text:p text:style-name="P19"/>
      <text:p text:style-name="P32"><text:span text:style-name="T1">ALTER TABLE </text:span><text:span text:style-name="T3">R_PROTEIN_MODELVPF</text:span><text:span text:style-name="T1"> ADD (</text:span></text:p>
      <text:p text:style-name="P22"/>
      <text:p text:style-name="P19"><text:span text:style-name="T1"><text:tab/><text:tab/>CONSTRAINT <text:s text:c="6"/>FK_</text:span><text:span text:style-name="T3">R_PROTEIN_MODELVPF_PROTEIN</text:span></text:p>
      <text:p text:style-name="P19"><text:span text:style-name="T3"><text:tab/><text:tab/><text:tab/><text:tab/></text:span><text:span text:style-name="T1"> <text:tab/>FOREIGN KEY ( </text:span><text:span text:style-name="T2">idProtein</text:span><text:span text:style-name="T1"> )</text:span></text:p>
      <text:p text:style-name="P19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1"> ),</text:span></text:p>
      <text:p text:style-name="P33"><text:span text:style-name="T1"><text:tab/><text:tab/>CONSTRAINT <text:s text:c="6"/></text:span><text:span text:style-name="T3">FK_R_PROTEIN_MODELVPF_MODELVPF</text:span></text:p>
      <text:p text:style-name="P19"><text:span text:style-name="T1"><text:tab/><text:tab/><text:tab/><text:tab/><text:tab/>FOREIGN KEY ( </text:span><text:span text:style-name="T4">idModel</text:span><text:span text:style-name="T1"> )</text:span></text:p>
      <text:p text:style-name="P34"><text:span text:style-name="T1"><text:s text:c="31"/><text:tab/><text:tab/> <text:tab/> <text:s text:c="11"/>REFERENCES </text:span><text:span text:style-name="T3">MODELVPF</text:span><text:span text:style-name="T1"> ( </text:span><text:span text:style-name="T4">idModel</text:span><text:span text:style-name="T1"> )</text:span></text:p>
      <text:p text:style-name="P23"><text:tab/>);</text:p>
      <text:p text:style-name="P15"/>
      <text:p text:style-name="P27">CREATE TABLE <text:span text:style-name="T8">R_PROTEIN_PROTEIN</text:span> (</text:p>
      <text:p text:style-name="P19"><text:tab/><text:tab/><text:span text:style-name="T10">idProtein</text:span><text:span text:style-name="T12">V</text:span><text:span text:style-name="T10"><text:tab/></text:span><text:span text:style-name="T11">SERIAL<text:tab/></text:span><text:span text:style-name="T10"><text:tab/>PRIMARY KEY,</text:span></text:p>
      <text:p text:style-name="P19"><text:tab/><text:tab/><text:span text:style-name="T10">idProtein</text:span><text:span text:style-name="T12">H</text:span><text:span text:style-name="T10"><text:tab/></text:span><text:span text:style-name="T11">SERIAL<text:tab/></text:span><text:span text:style-name="T10"><text:tab/>PRIMARY KEY</text:span></text:p>
      <text:p text:style-name="P19"><text:tab/>);</text:p>
      <text:p text:style-name="P19"/>
      <text:p text:style-name="P32"><text:soft-page-break/><text:span text:style-name="T1">ALTER TABLE </text:span><text:span text:style-name="T3">R_PROTEIN_PROTEIN</text:span><text:span text:style-name="T1"> ADD (</text:span></text:p>
      <text:p text:style-name="P22"/>
      <text:p text:style-name="P19"><text:span text:style-name="T1"><text:tab/><text:tab/>CONSTRAINT <text:s text:c="6"/>FK_</text:span><text:span text:style-name="T3">R_PROTEIN_PROTEIN_PROTEINV</text:span></text:p>
      <text:p text:style-name="P19"><text:span text:style-name="T3"><text:tab/><text:tab/><text:tab/><text:tab/></text:span><text:span text:style-name="T1"> <text:tab/>FOREIGN KEY ( </text:span><text:span text:style-name="T2">idProtein</text:span><text:span text:style-name="T3">V </text:span><text:span text:style-name="T1">)</text:span></text:p>
      <text:p text:style-name="P19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1"> ),</text:span></text:p>
      <text:p text:style-name="P33"><text:span text:style-name="T1"><text:tab/><text:tab/>CONSTRAINT <text:s text:c="6"/></text:span><text:span text:style-name="T3">FK_R_PROTEIN_PROTEIN_PROTEINH</text:span></text:p>
      <text:p text:style-name="P19"><text:span text:style-name="T1"><text:tab/><text:tab/><text:tab/><text:tab/><text:tab/>FOREIGN KEY ( </text:span><text:span text:style-name="T2">idProtein</text:span><text:span text:style-name="T3">H </text:span><text:span text:style-name="T1">)</text:span></text:p>
      <text:p text:style-name="P34"><text:span text:style-name="T1"><text:s text:c="31"/><text:tab/><text:tab/> <text:tab/> <text:s text:c="11"/>REFERENCES </text:span><text:span text:style-name="T3">PROTEIN</text:span><text:span text:style-name="T1"> ( </text:span><text:span text:style-name="T2">idProtein</text:span><text:span text:style-name="T3"> </text:span><text:span text:style-name="T1">)</text:span></text:p>
      <text:p text:style-name="P23"><text:tab/>);</text:p>
      <text:p text:style-name="P23"/>
      <text:p text:style-name="P23"/>
      <text:p text:style-name="P23"/>
      <text:p text:style-name="P23"/>
      <text:p text:style-name="P23"/>
      <text:p text:style-name="P23"/>
      <text:p text:style-name="P36">IMATGE DOCKER</text:p>
      <text:p text:style-name="P36"/>
      <text:p text:style-name="P36"/>
      <text:p text:style-name="P36"><text:span text:style-name="Strong_20_Emphasis"><text:span text:style-name="Source_20_Text">sudo apt-get update</text:span></text:span></text:p>
      <text:p text:style-name="P36"><text:span text:style-name="Strong_20_Emphasis"><text:span text:style-name="Source_20_Text"/></text:span></text:p>
      <text:p text:style-name="P36"><text:span text:style-name="Strong_20_Emphasis"><text:span text:style-name="Source_20_Text">sudo docker pull postgres</text:span></text:span></text:p>
      <text:p text:style-name="P36"><text:span text:style-name="Source_20_Text"/></text:p>
      <text:p text:style-name="P36"><text:span text:style-name="Strong_20_Emphasis"><text:span text:style-name="Source_20_Text">sudo docker image ls</text:span></text:span></text:p>
      <text:p text:style-name="P36"><text:span text:style-name="Source_20_Text"/></text:p>
      <text:p text:style-name="P38"><text:span text:style-name="Source_20_Text"><text:span text:style-name="Strong_20_Emphasis"><text:span text:style-name="T6">sudo docker run --name </text:span></text:span></text:span><text:span text:style-name="Strong_20_Emphasis"><text:span text:style-name="T7">virushost</text:span></text:span><text:span text:style-name="Source_20_Text"><text:span text:style-name="Strong_20_Emphasis"><text:span text:style-name="T6"> -e POSTGRES_PASSWORD=</text:span></text:span></text:span><text:span text:style-name="Strong_20_Emphasis"><text:span text:style-name="T7">tfgInformatica_2021</text:span></text:span><text:span text:style-name="Source_20_Text"><text:span text:style-name="Strong_20_Emphasis"><text:span text:style-name="T6"> -d </text:span></text:span></text:span><text:span text:style-name="Source_20_Text"><text:span text:style-name="T5">-p 5432:5432 </text:span></text:span><text:span text:style-name="Source_20_Text"><text:span text:style-name="Strong_20_Emphasis"><text:span text:style-name="T6">postgres</text:span></text:span></text:span></text:p>
      <text:p text:style-name="P37"><text:span text:style-name="Strong_20_Emphasis"><text:span text:style-name="T6"/></text:span></text:p>
      <text:p text:style-name="P37"><text:span text:style-name="Strong_20_Emphasis"><text:span text:style-name="Source_20_Text"><text:span text:style-name="T6">sudo docker run -it --rm --link </text:span></text:span></text:span><text:span text:style-name="Source_20_Text"><text:span text:style-name="T7">virushost</text:span></text:span><text:span text:style-name="Strong_20_Emphasis"><text:span text:style-name="Source_20_Text"><text:span text:style-name="T6">:postgres postgres psql -h postgres -U postgres</text:span></text:span></text:span></text:p>
      <text:p text:style-name="P37"><text:span text:style-name="Strong_20_Emphasis"><text:span text:style-name="Source_20_Text"><text:span text:style-name="T6"/></text:span></text:span></text:p>
      <text:p text:style-name="P37"><text:span text:style-name="Source_20_Text"><text:span text:style-name="T6"/></text:span></text:p>
      <text:p text:style-name="P37"><text:span text:style-name="Source_20_Text"><text:span text:style-name="T6"/></text:span></text:p>
      <text:p text:style-name="P37"><text:span text:style-name="Source_20_Text"><text:span text:style-name="T17">sudo docker image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9:35:43.068943978</meta:creation-date>
    <dc:date>2021-04-08T23:27:53.711177884</dc:date>
    <meta:editing-duration>PT4H24M10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4" meta:paragraph-count="90" meta:word-count="343" meta:character-count="2924" meta:non-whitespace-character-count="2181"/>
  </office:meta>
</office:document-meta>
</file>